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87mm"/>
    </style:style>
    <style:style style:name="co3" style:family="table-column">
      <style:table-column-properties fo:break-before="auto" style:column-width="93.94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64.54mm"/>
    </style:style>
    <style:style style:name="co6" style:family="table-column">
      <style:table-column-properties fo:break-before="auto" style:column-width="54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Abena <text:s text:c="35"/></text:p>
          </table:table-cell>
          <table:table-cell office:value-type="string" calcext:value-type="string">
            <text:p><text:s/>zebraverkeer@gmail.com <text:s text:c="7"/></text:p>
          </table:table-cell>
          <table:table-cell office:value-type="float" office:value="454512345" calcext:value-type="float">
            <text:p>454512345</text:p>
          </table:table-cell>
          <table:table-cell table:number-columns-repeated="2" office:value-type="date" office:date-value="2020-08-09T07:15:16" calcext:value-type="date">
            <text:p>09/08/20 07: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John Owusu <text:s text:c="30"/></text:p>
          </table:table-cell>
          <table:table-cell office:value-type="string" calcext:value-type="string">
            <text:p><text:s/>mathon@xs4all.nl <text:s text:c="13"/></text:p>
          </table:table-cell>
          <table:table-cell office:value-type="float" office:value="123412345" calcext:value-type="float">
            <text:p>123412345</text:p>
          </table:table-cell>
          <table:table-cell table:number-columns-repeated="2" office:value-type="date" office:date-value="2020-05-05T06:12:42" calcext:value-type="date">
            <text:p>05/05/20 06: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Richard <text:s text:c="33"/></text:p>
          </table:table-cell>
          <table:table-cell office:value-type="string" calcext:value-type="string">
            <text:p><text:s/>zebrashopghana@gmail.com <text:s text:c="5"/></text:p>
          </table:table-cell>
          <table:table-cell office:value-type="float" office:value="2335677898" calcext:value-type="float">
            <text:p>2335677898</text:p>
          </table:table-cell>
          <table:table-cell table:number-columns-repeated="2" office:value-type="date" office:date-value="2020-09-02T07:59:28" calcext:value-type="date">
            <text:p>02/09/20 07: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ORCAS <text:s text:c="34"/></text:p>
          </table:table-cell>
          <table:table-cell office:value-type="string" calcext:value-type="string">
            <text:p><text:s/>deda1983@gmail.com <text:s text:c="11"/></text:p>
          </table:table-cell>
          <table:table-cell office:value-type="float" office:value="577030946" calcext:value-type="float">
            <text:p>577030946</text:p>
          </table:table-cell>
          <table:table-cell table:number-columns-repeated="2" office:value-type="date" office:date-value="2020-09-28T16:15:33" calcext:value-type="date">
            <text:p>28/09/20 16: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aku Miezah <text:s text:c="29"/></text:p>
          </table:table-cell>
          <table:table-cell office:value-type="string" calcext:value-type="string">
            <text:p><text:s/>davidmiezah@gmail.com <text:s text:c="8"/></text:p>
          </table:table-cell>
          <table:table-cell office:value-type="float" office:value="509991995" calcext:value-type="float">
            <text:p>509991995</text:p>
          </table:table-cell>
          <table:table-cell table:number-columns-repeated="2" office:value-type="date" office:date-value="2020-09-29T11:57:09" calcext:value-type="date">
            <text:p>29/09/20 11: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GYEMANG Justice <text:s text:c="24"/></text:p>
          </table:table-cell>
          <table:table-cell office:value-type="string" calcext:value-type="string">
            <text:p><text:s/>agyemangjustice143@gmail.com <text:s/></text:p>
          </table:table-cell>
          <table:table-cell office:value-type="float" office:value="273893387" calcext:value-type="float">
            <text:p>273893387</text:p>
          </table:table-cell>
          <table:table-cell table:number-columns-repeated="2" office:value-type="date" office:date-value="2020-09-30T17:35:44" calcext:value-type="date">
            <text:p>30/09/20 17: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rtposokks https://www.youtube.com//Sleet </text:p>
          </table:table-cell>
          <table:table-cell office:value-type="string" calcext:value-type="string">
            <text:p><text:s/>denspetrov.12@gmail.com <text:s text:c="6"/></text:p>
          </table:table-cell>
          <table:table-cell office:value-type="float" office:value="86196341891" calcext:value-type="float">
            <text:p>86196341891</text:p>
          </table:table-cell>
          <table:table-cell table:number-columns-repeated="2" office:value-type="date" office:date-value="2020-09-30T18:48:08" calcext:value-type="date">
            <text:p>30/09/20 18: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Stephen Aidoo Borsah Junior <text:s text:c="13"/></text:p>
          </table:table-cell>
          <table:table-cell office:value-type="string" calcext:value-type="string">
            <text:p><text:s/>sa.borsahjunior@yahoo.com <text:s text:c="4"/></text:p>
          </table:table-cell>
          <table:table-cell office:value-type="float" office:value="543000604" calcext:value-type="float">
            <text:p>543000604</text:p>
          </table:table-cell>
          <table:table-cell table:number-columns-repeated="2" office:value-type="date" office:date-value="2020-10-01T05:09:14" calcext:value-type="date">
            <text:p>01/10/20 05: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ecil <text:s text:c="35"/></text:p>
          </table:table-cell>
          <table:table-cell office:value-type="string" calcext:value-type="string">
            <text:p><text:s/>cecil@gmail.com <text:s text:c="14"/></text:p>
          </table:table-cell>
          <table:table-cell office:value-type="float" office:value="23312341234" calcext:value-type="float">
            <text:p>23312341234</text:p>
          </table:table-cell>
          <table:table-cell table:number-columns-repeated="2" office:value-type="date" office:date-value="2020-10-08T07:15:03" calcext:value-type="date">
            <text:p>08/10/20 07: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hfeEgiv <text:s text:c="32"/></text:p>
          </table:table-cell>
          <table:table-cell office:value-type="string" calcext:value-type="string">
            <text:p><text:s/>ponkaishiaru@gmail.com <text:s text:c="7"/></text:p>
          </table:table-cell>
          <table:table-cell office:value-type="float" office:value="8482970438" calcext:value-type="float">
            <text:p>8482970438</text:p>
          </table:table-cell>
          <table:table-cell table:number-columns-repeated="2" office:value-type="date" office:date-value="2020-10-12T01:03:22" calcext:value-type="date">
            <text:p>12/10/20 01: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HWTJALnj <text:s text:c="32"/></text:p>
          </table:table-cell>
          <table:table-cell office:value-type="string" calcext:value-type="string">
            <text:p><text:s/>higninowgx@gmail.com <text:s text:c="9"/></text:p>
          </table:table-cell>
          <table:table-cell office:value-type="float" office:value="8370891840" calcext:value-type="float">
            <text:p>8370891840</text:p>
          </table:table-cell>
          <table:table-cell table:number-columns-repeated="2" office:value-type="date" office:date-value="2020-10-25T00:51:17" calcext:value-type="date">
            <text:p>25/10/20 00: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mmanuel <text:s text:c="32"/></text:p>
          </table:table-cell>
          <table:table-cell office:value-type="string" calcext:value-type="string">
            <text:p><text:s/>emmanuel.tay30@yahoo.com <text:s text:c="5"/></text:p>
          </table:table-cell>
          <table:table-cell office:value-type="float" office:value="243179412" calcext:value-type="float">
            <text:p>243179412</text:p>
          </table:table-cell>
          <table:table-cell table:number-columns-repeated="2" office:value-type="date" office:date-value="2020-11-07T18:53:41" calcext:value-type="date">
            <text:p>07/11/20 18: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JbtiEYTB <text:s text:c="32"/></text:p>
          </table:table-cell>
          <table:table-cell office:value-type="string" calcext:value-type="string">
            <text:p><text:s/>markjoseph7173@gmail.com <text:s text:c="5"/></text:p>
          </table:table-cell>
          <table:table-cell office:value-type="float" office:value="8563184186" calcext:value-type="float">
            <text:p>8563184186</text:p>
          </table:table-cell>
          <table:table-cell table:number-columns-repeated="2" office:value-type="date" office:date-value="2020-11-08T07:38:35" calcext:value-type="date">
            <text:p>08/11/20 07: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Bright <text:s text:c="34"/></text:p>
          </table:table-cell>
          <table:table-cell office:value-type="string" calcext:value-type="string">
            <text:p><text:s/>generaljasparo@yahoo.com <text:s text:c="5"/></text:p>
          </table:table-cell>
          <table:table-cell office:value-type="float" office:value="275402835" calcext:value-type="float">
            <text:p>275402835</text:p>
          </table:table-cell>
          <table:table-cell table:number-columns-repeated="2" office:value-type="date" office:date-value="2020-11-10T23:08:37" calcext:value-type="date">
            <text:p>10/11/20 23: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hQCdGXHiYyTg <text:s text:c="28"/></text:p>
          </table:table-cell>
          <table:table-cell office:value-type="string" calcext:value-type="string">
            <text:p><text:s/>midpnewsself1957@gmail.com <text:s text:c="3"/></text:p>
          </table:table-cell>
          <table:table-cell office:value-type="float" office:value="2326358852" calcext:value-type="float">
            <text:p>2326358852</text:p>
          </table:table-cell>
          <table:table-cell table:number-columns-repeated="2" office:value-type="date" office:date-value="2020-11-25T07:26:08" calcext:value-type="date">
            <text:p>25/11/20 07: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iss https://danc.page.link/UkMXX <text:s text:c="7"/></text:p>
          </table:table-cell>
          <table:table-cell office:value-type="string" calcext:value-type="string">
            <text:p><text:s/>katrivo.vic.an@gmail.com <text:s text:c="5"/></text:p>
          </table:table-cell>
          <table:table-cell office:value-type="float" office:value="82697616474" calcext:value-type="float">
            <text:p>82697616474</text:p>
          </table:table-cell>
          <table:table-cell table:number-columns-repeated="2" office:value-type="date" office:date-value="2020-12-01T09:59:43" calcext:value-type="date">
            <text:p>01/12/20 09: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yFzLSPMkbIgjAhp <text:s text:c="24"/></text:p>
          </table:table-cell>
          <table:table-cell office:value-type="string" calcext:value-type="string">
            <text:p><text:s/>jeremystrickland832@gmail.com </text:p>
          </table:table-cell>
          <table:table-cell office:value-type="float" office:value="2228690979" calcext:value-type="float">
            <text:p>2228690979</text:p>
          </table:table-cell>
          <table:table-cell table:number-columns-repeated="2" office:value-type="date" office:date-value="2020-12-10T20:22:53" calcext:value-type="date">
            <text:p>10/12/20 20: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JOSEPH SAMUEL HAYNES <text:s text:c="20"/></text:p>
          </table:table-cell>
          <table:table-cell office:value-type="string" calcext:value-type="string">
            <text:p><text:s/>josephsamuels343@gmail.com <text:s text:c="3"/></text:p>
          </table:table-cell>
          <table:table-cell office:value-type="float" office:value="542115312" calcext:value-type="float">
            <text:p>542115312</text:p>
          </table:table-cell>
          <table:table-cell table:number-columns-repeated="2" office:value-type="date" office:date-value="2020-12-17T11:20:14" calcext:value-type="date">
            <text:p>17/12/20 11: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jOwvWphmH <text:s text:c="30"/></text:p>
          </table:table-cell>
          <table:table-cell office:value-type="string" calcext:value-type="string">
            <text:p><text:s/>henrynichols4521@gmail.com <text:s text:c="3"/></text:p>
          </table:table-cell>
          <table:table-cell office:value-type="float" office:value="8420685693" calcext:value-type="float">
            <text:p>8420685693</text:p>
          </table:table-cell>
          <table:table-cell table:number-columns-repeated="2" office:value-type="date" office:date-value="2021-01-09T18:23:50" calcext:value-type="date">
            <text:p>09/01/21 18: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VRZodsn <text:s text:c="32"/></text:p>
          </table:table-cell>
          <table:table-cell office:value-type="string" calcext:value-type="string">
            <text:p><text:s/>nancynewman7229@gmail.com <text:s text:c="4"/></text:p>
          </table:table-cell>
          <table:table-cell office:value-type="float" office:value="2111577844" calcext:value-type="float">
            <text:p>2111577844</text:p>
          </table:table-cell>
          <table:table-cell table:number-columns-repeated="2" office:value-type="date" office:date-value="2021-01-24T12:26:26" calcext:value-type="date">
            <text:p>24/01/21 12: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vcRdFNSy <text:s text:c="31"/></text:p>
          </table:table-cell>
          <table:table-cell office:value-type="string" calcext:value-type="string">
            <text:p><text:s/>juanykpd80@gmail.com <text:s text:c="9"/></text:p>
          </table:table-cell>
          <table:table-cell office:value-type="float" office:value="9019048311" calcext:value-type="float">
            <text:p>9019048311</text:p>
          </table:table-cell>
          <table:table-cell table:number-columns-repeated="2" office:value-type="date" office:date-value="2021-02-07T22:35:12" calcext:value-type="date">
            <text:p>07/02/21 22: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9T16:49:26.401161790</meta:creation-date>
    <dc:date>2021-02-19T16:58:59.451951882</dc:date>
    <meta:editing-duration>PT9M34S</meta:editing-duration>
    <meta:editing-cycles>1</meta:editing-cycles>
    <meta:document-statistic meta:table-count="1" meta:cell-count="147" meta:object-count="0"/>
    <meta:generator>LibreOffice/6.0.7.3$Linux_X86_64 LibreOffice_project/00m0$Build-3</meta:generator>
  </office:meta>
</office:document-meta>
</file>